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aa2" officeooo:paragraph-rsid="00189aa2"/>
    </style:style>
    <style:style style:name="P2" style:family="paragraph" style:parent-style-name="Standard">
      <style:text-properties officeooo:rsid="00189aa2" officeooo:paragraph-rsid="001a3ad2"/>
    </style:style>
    <style:style style:name="P3" style:family="paragraph" style:parent-style-name="Standard">
      <style:text-properties fo:font-size="16pt" officeooo:rsid="00189aa2" officeooo:paragraph-rsid="00189aa2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ad2" style:font-weight-asian="bold" style:font-weight-complex="bold"/>
    </style:style>
    <style:style style:name="T3" style:family="text">
      <style:text-properties officeooo:rsid="001a3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nitions</text:p>
      <text:p text:style-name="Standard"/>
      <text:p text:style-name="P1"><text:span text:style-name="T1">Type of Heat Source</text:span> – <text:s/>Currently allowing only “resistor” and “compressor”, this setting is intended to allow for the aggregation of total compressor or resistance energy usage. <text:s/>This is a commonly sought quantity for comparison of HPWH's, particularly when simulating yearly timespans. <text:s/></text:p>
      <text:p text:style-name="P1">One caveat: <text:s/>on file input, heat sources of type “compressor” will set the “depressesTemperature” boolean to true. <text:s/>If this particular heat source is a compressor but should not depress temperature, (e.g. it is ducted) depressesTemperature should be set to false after setting the type. <text:s/></text:p>
      <text:p text:style-name="P1"/>
      <text:p text:style-name="P1"><text:span text:style-name="T1">depressesTemperature –</text:span> This boolean specifies whether the heat source should cause the temperature to be depressed when it is running. <text:s/>There is no effect when the “<text:span text:style-name="T3">doTempDepression” member of the parent HPWH is set to false. <text:s/></text:span></text:p>
      <text:p text:style-name="P1"/>
      <text:p text:style-name="P2"><text:span text:style-name="T2">doTempDepression</text:span><text:span text:style-name="T3"> - <text:s/>This boolean specifies whether the HPWH should u</text:span>tilize the temperature depression feature. <text:s/><text:span text:style-name="T3">This feature is intended for use with single zone house simulations. <text:s/>It is intended to model the effect of a HPWH cooling the space where it is located. <text:s/>It works by exponentially decreasing the local (ambient and evaporator) temperature of the HPWH to a fixed level below the actual input ambient temperature when a heat source which has the “depressesTemperature” boolean set to true is running. <text:s/>When no qualifying heat source is running, the local temperature exponentially returns to ambient using the same time constant. <text:s/>Currently, the total temperature drop is 4.5 F, and the half life is 9.4 minut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18:23.600549720</meta:creation-date>
    <dc:date>2016-02-26T17:42:20.984017139</dc:date>
    <meta:editing-duration>PT6M37S</meta:editing-duration>
    <meta:editing-cycles>1</meta:editing-cycles>
    <meta:document-statistic meta:table-count="0" meta:image-count="0" meta:object-count="0" meta:page-count="1" meta:paragraph-count="5" meta:word-count="235" meta:character-count="1538" meta:non-whitespace-character-count="1287"/>
    <meta:generator>LibreOffice/4.2.8.2$Linux_X86_64 LibreOffice_project/420m0$Build-2</meta:generator>
  </office:meta>
</office:document-meta>
</file>